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Standard" style:list-style-name="L25"/>
    <style:style style:name="P44" style:family="paragraph" style:parent-style-name="Standard" style:list-style-name="L33"/>
    <style:style style:name="P45"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4"/>
    <style:style style:name="P78" style:family="paragraph" style:parent-style-name="Text_20_body" style:list-style-name="L37"/>
    <style:style style:name="P79" style:family="paragraph" style:parent-style-name="Text_20_body" style:list-style-name="L22">
      <style:paragraph-properties fo:margin-left="1.251cm" fo:margin-right="0cm" fo:text-indent="0cm" style:auto-text-indent="false"/>
    </style:style>
    <style:style style:name="P80" style:family="paragraph" style:parent-style-name="Text_20_body" style:list-style-name="L27">
      <style:paragraph-properties fo:margin-left="1.251cm" fo:margin-right="0cm" fo:text-indent="0cm" style:auto-text-indent="false"/>
    </style:style>
    <style:style style:name="P81" style:family="paragraph" style:parent-style-name="Text_20_body" style:list-style-name="L33">
      <style:paragraph-properties fo:margin-left="2.205cm" fo:margin-right="0cm" fo:text-indent="0cm" style:auto-text-indent="false"/>
    </style:style>
    <style:style style:name="P82" style:family="paragraph" style:parent-style-name="Corps_20_de_20_texte.Paragraph" style:list-style-name="L22">
      <style:paragraph-properties fo:margin-left="1.251cm" fo:margin-right="0cm" fo:text-indent="0cm" style:auto-text-indent="false"/>
    </style:style>
    <style:style style:name="P83" style:family="paragraph" style:parent-style-name="Heading_20_1" style:master-page-name="">
      <style:paragraph-properties style:page-number="auto" fo:break-before="page"/>
    </style:style>
    <style:style style:name="P84" style:family="paragraph" style:parent-style-name="Heading_20_1" style:master-page-name="">
      <style:paragraph-properties style:page-number="auto" fo:break-before="page">
        <style:tab-stops/>
      </style:paragraph-properties>
    </style:style>
    <style:style style:name="P85" style:family="paragraph" style:parent-style-name="Heading_20_1" style:master-page-name="">
      <style:paragraph-properties style:page-number="auto" fo:break-before="auto" fo:break-after="auto"/>
    </style:style>
    <style:style style:name="P86" style:family="paragraph" style:parent-style-name="Heading_20_2" style:master-page-name="">
      <style:paragraph-properties style:page-number="auto" fo:break-before="page"/>
    </style:style>
    <style:style style:name="P87" style:family="paragraph" style:parent-style-name="Heading_20_3" style:master-page-name="">
      <style:paragraph-properties style:page-number="auto" fo:break-before="page"/>
    </style:style>
    <style:style style:name="P88" style:family="paragraph" style:parent-style-name="descrText" style:list-style-name="L36"/>
    <style:style style:name="P89"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0" style:family="paragraph" style:parent-style-name="descrText" style:list-style-name="L36">
      <style:paragraph-properties fo:margin-left="0cm" fo:margin-right="1.499cm" fo:text-indent="0cm" style:auto-text-indent="false"/>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style:paragraph-properties fo:text-align="start"/>
      <style:text-properties style:text-line-through-style="none" style:font-name="Arial4" fo:font-size="10pt" fo:font-style="normal" style:text-underline-style="none" fo:font-weight="normal"/>
    </style:style>
    <style:style style:name="P93" style:family="paragraph">
      <style:paragraph-properties fo:text-align="center"/>
      <style:text-properties style:text-line-through-style="none" style:font-name="Arial4" fo:font-size="11pt" fo:font-style="normal" style:text-underline-style="none" fo:font-weight="normal"/>
    </style:style>
    <style:style style:name="P94"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0.oxt&#13;&#13;08.06.2020 13:11:4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16.06.2020 11:51:59&#13;&#13;__ Compilation of the extension &quot;For all users&quot; __&#13;&#13;&#13;Extension package created : yw-cnv-Ls-0.99.0.oxt&#13;Update file created : yw-cnv-Ls.update.xml&#13;&#13;16.06.2020 11:52:0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728125836550432142"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053522942830042441" text:style-name="L2">
        <text:list-item>
          <text:p text:style-name="P47">Version 2.1.2 :</text:p>
        </text:list-item>
      </text:list>
      <text:list xml:id="list2986494372218745401" text:style-name="L3">
        <text:list-item>
          <text:list>
            <text:list-item>
              <text:p text:style-name="P48">Localized help : resolved non-functional hyperlink due to API incompatibility introduced by Apache OpenOffice 4.1 (and LibreOffice 4.0).</text:p>
            </text:list-item>
          </text:list>
        </text:list-item>
      </text:list>
      <text:list xml:id="list31724881" text:continue-list="list7053522942830042441" text:style-name="L2">
        <text:list-item>
          <text:p text:style-name="P47">Version 2.1.1 :</text:p>
        </text:list-item>
      </text:list>
      <text:list xml:id="list3276019390711736962" text:style-name="L4">
        <text:list-item>
          <text:list>
            <text:list-item>
              <text:p text:style-name="P49">Documentation chapter 3.7.10 <text:span text:style-name="InstructionMacro">setMergePoint</text:span>, the list of commands for Arg2 was incorrect.</text:p>
            </text:list-item>
            <text:list-item>
              <text:p text:style-name="P49">Example in module Template7 had an incorrect argument Arg3 in <text:span text:style-name="InstructionMacro">setMergePoint</text:span>.</text:p>
            </text:list-item>
            <text:list-item>
              <text:p text:style-name="P49">When creating an hyperlink in a help page, the keyword (internal, external, etc) is now recognized in any character case.</text:p>
            </text:list-item>
            <text:list-item>
              <text:p text:style-name="P49">Creation of localized help, hyperlink to an existing OpenOffice help page : the address of a help page displayed by the macro was incorrect when the page was found by a help search.</text:p>
            </text:list-item>
          </text:list>
        </text:list-item>
      </text:list>
      <text:list xml:id="list31745777" text:continue-list="list31724881" text:style-name="L2">
        <text:list-item>
          <text:p text:style-name="P47">Version 2.1.0 :</text:p>
        </text:list-item>
      </text:list>
      <text:list xml:id="list5717055838336058231" text:style-name="L5">
        <text:list-item>
          <text:list>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item>
      </text:list>
      <text:list xml:id="list31732212" text:continue-list="list31745777" text:style-name="L2">
        <text:list-item>
          <text:p text:style-name="P47">Version 2.0.0 :</text:p>
        </text:list-item>
      </text:list>
      <text:list xml:id="list4860822584651573621" text:style-name="L6">
        <text:list-item>
          <text:list>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item>
      </text:list>
      <text:list xml:id="list31728564" text:continue-list="list31732212" text:style-name="L2">
        <text:list-item>
          <text:p text:style-name="P47">Version 1.5.3 :</text:p>
        </text:list-item>
      </text:list>
      <text:list xml:id="list2030226371881677882" text:style-name="L7">
        <text:list-item>
          <text:list>
            <text:list-item>
              <text:p text:style-name="P52">Help pages containing an hyperlink to an OpenOffice help page : a macro provides now the address of the page. See explanations at <text:span text:style-name="T9">Page7 : Hyperlinks</text:span>.</text:p>
            </text:list-item>
            <text:list-item>
              <text:p text:style-name="P52">The license examples are purged from the directives for use which are not part of the license itself.</text:p>
            </text:list-item>
            <text:list-item>
              <text:p text:style-name="P52">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664016873367669126" text:style-name="L8">
        <text:list-item>
          <text:p text:style-name="P53">Basic library Standard, Module1 : your instruction inside the Sub myExtension</text:p>
        </text:list-item>
        <text:list-item>
          <text:p text:style-name="P53"><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3">Localized <text:a xlink:type="simple" xlink:href="#6.4.2.Help pages for ExtensionCompiler|outline" text:style-name="Internet_20_link" text:visited-style-name="Visited_20_Internet_20_Link">help text pages and trees</text:a>.</text:p>
        </text:list-item>
      </text:list>
      <text:h text:style-name="P8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8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2" svg:width="0.802cm" svg:height="0.451cm" svg:x="2.3cm" svg:y="0.199cm" draw:control="control1"/><draw:control text:anchor-type="paragraph" draw:z-index="4" draw:style-name="gr1" draw:text-style-name="P92"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2" svg:width="0.802cm" svg:height="0.451cm" svg:x="2.304cm" svg:y="0.199cm" draw:control="control3"/><draw:control text:anchor-type="paragraph" draw:z-index="6" draw:style-name="gr1" draw:text-style-name="P92" svg:width="9cm" svg:height="0.451cm" svg:x="3.6cm" svg:y="0.196cm" draw:control="control4"/>To version</text:p>
      <text:p text:style-name="Frame_20_contents"/>
      <text:p text:style-name="Frame_20_contents"/>
      <text:p text:style-name="Frame_20_contents"><draw:control text:anchor-type="paragraph" draw:z-index="7" draw:style-name="gr1" draw:text-style-name="P93" svg:width="8.362cm" svg:height="0.689cm" svg:x="3.621cm" svg:y="0.252cm" draw:control="control5"/></text:p>
      <text:p text:style-name="Frame_20_contents"/>
      <text:p text:style-name="P34">Compilation results</text:p>
      <text:p text:style-name="P34"><draw:control text:anchor-type="paragraph" draw:z-index="8" draw:style-name="gr1" draw:text-style-name="P94"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7"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2" svg:width="0.802cm" svg:height="0.451cm" svg:x="2.33cm" svg:y="0.199cm" draw:control="control6"/><draw:control text:anchor-type="paragraph" draw:z-index="11" draw:style-name="gr1" draw:text-style-name="P92"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2" svg:width="0.802cm" svg:height="0.451cm" svg:x="2.33cm" svg:y="0.199cm" draw:control="control8"/><draw:control text:anchor-type="paragraph" draw:z-index="13" draw:style-name="gr1" draw:text-style-name="P92"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3"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4"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7"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2" svg:width="0.802cm" svg:height="0.451cm" svg:x="2.33cm" svg:y="0.199cm" draw:control="control11"/><draw:control text:anchor-type="paragraph" draw:z-index="18" draw:style-name="gr1" draw:text-style-name="P92"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3"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4" svg:width="14.001cm" svg:height="4.001cm" svg:x="0.4cm" svg:y="0.459cm" draw:control="control16"/></text:p>
      <text:p text:style-name="Frame_20_contents"/>
     </draw:text-box>
    </draw:frame></text:p>
      <text:h text:style-name="P8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933792491986524169" text:style-name="L9">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532670603992753065" text:style-name="L10">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358486287661524773" text:style-name="L11">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876113534409731864" text:style-name="L12">
        <text:list-item text:start-value="1">
          <text:p text:style-name="P57">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7"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075353700214906694" text:style-name="L13">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3879240199686464431" text:style-name="L14">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800567456882996942" text:style-name="L15">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154507122532820473" text:style-name="L16">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525429588216845609" text:style-name="L17">
        <text:list-item>
          <text:p text:style-name="P62">Arg1 : <text:span text:style-name="InstructionMacro">String</text:span> : mandatory, type of control used for the button</text:p>
        </text:list-item>
      </text:list>
      <text:list xml:id="list2849471005512819395" text:style-name="L18">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498741836876098545" text:style-name="L19">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5006588273804015760" text:style-name="L20">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601843410651091577" text:style-name="L21">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176224702459337331" text:style-name="L22">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709474681416451094" text:style-name="L23">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474352723049114719" text:style-name="L24">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851262899493471966" text:style-name="L25">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983830529964906447" text:style-name="L26">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327425828432441029" text:style-name="L27">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959618448218101375" text:style-name="L28">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58071487352165624" text:style-name="L29">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455003730693592836" text:style-name="L30">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4495571379745293" text:style-name="L31">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404190317894383528" text:style-name="L32">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295204521941712615" text:style-name="L33">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422998210183436235" text:style-name="L34">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3"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text:p>
      <text:p text:style-name="P39"><text:soft-page-break/><text:s/></text:p>
      <text:p text:style-name="P40">yWriter5 style proof reading:</text:p>
      <text:p text:style-name="P39"><text:span text:style-name="T2">- </text:span>Export an yWriter 6/7 project to an OpenDocument file with chapter and scene markers.</text:p>
      <text:list xml:id="list672022885389698879" text:style-name="L35">
        <text:list-header>
          <text:p text:style-name="P89">-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descrText"/>
      <text:p text:style-name="descrText">Adds a submenu in the "File" menu.</text:p>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exportieren.</text:p>
      <text:list xml:id="list1648190212184342305" text:style-name="L36">
        <text:list-header>
          <text:p text:style-name="P88">- Korrekturgelesene Szenen in die yWriter 6/7 Projektdatei zurückschreiben.<text:line-break/><text:line-break/><text:span text:style-name="T2">Aus einem yw6/7 Projekt importieren:</text:span></text:p>
          <text:p text:style-name="P88">- Eine mit "Normseiten" formatierte OpenDocument Textdatei aus einem yWriter 6/7 Projekt erzeugen.<text:line-break/><text:line-break/><text:span text:style-name="T2">In ein yw7 Projekt exportieren:</text:span></text:p>
          <text:p text:style-name="P88">- Ein neues yWriter 6/7 Projekt aus einem Text (work in progress) oder einer Dokumentenstruktur (outline) erzeugen.</text:p>
          <text:p text:style-name="P90"/>
          <text:p text:style-name="P90">Fügt ein Untermenü im Menü "Datei" hinzu.<text:line-break/></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793679218081293110" text:style-name="L37">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text:soft-page-break/>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79291013262101020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79415086906058002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99493627840273450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74372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85454838721403498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792666909416985121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34347126963248751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0</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2</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2</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2</dc:date>
     <text:p>internal</text:p>
     <text:p>Page2</text:p>
     <text:p/>
    </office:annotation>Paragraph styles</text:p>
      <text:p text:style-name="P28"><office:annotation>
     <dc:creator>BM</dc:creator>
     <dc:date>2008-03-13T00:00:00.12</dc:date>
     <text:p>internal</text:p>
     <text:p>Page7</text:p>
     <text:p/>
    </office:annotation>Hyperlinks</text:p>
      <text:p text:style-name="hlp_5f_paragraph"><text:span text:style-name="T15"><office:annotation>
      <dc:creator>BM</dc:creator>
      <dc:date>2008-03-13T00:00:00.12</dc:date>
      <text:p>internal</text:p>
      <text:p>Page3</text:p>
      <text:p/>
     </office:annotation></text:span><text:span text:style-name="T15">Text formatting</text:span></text:p>
      <text:p text:style-name="P28"><office:annotation>
     <dc:creator>BM</dc:creator>
     <dc:date>2008-03-26T00:00:00.12</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2</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13</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13</dc:date>
     <text:p>external</text:p>
     <text:p>text/swriter/main0210.xhp</text:p>
     <text:p/>
    </office:annotation><text:span text:style-name="T15">Preview topic</text:span> </text:p>
      <text:p text:style-name="hlp_5f_paragraph">This hyperlink displays <text:s/><office:annotation>
     <dc:creator>BM</dc:creator>
     <dc:date>2008-03-15T00:00:00.13</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728315" text:continue-list="list279291013262101020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737486" text:continue-list="list3174372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4</dc:date>
     <text:p text:style-name="P91"><text:span text:style-name="T24">image</text:span></text:p>
     <text:p text:style-name="P91"><text:span text:style-name="T24">Images/Help/dontfeedtrolls.gif</text:span></text:p>
     <text:p text:style-name="P91"><text:span text:style-name="T24">icon</text:span></text:p>
     <text:p text:style-name="P91"><text:span text:style-name="T24"/></text:p>
    </office:annotation> within a text.</text:p>
      <text:p text:style-name="hlp_5f_paragraph"><text:line-break/><text:line-break/>Now a bigger image in a blank line.</text:p>
      <text:p text:style-name="hlp_5f_paragraph"><office:annotation>
     <dc:creator>Bernard Marcelly</dc:creator>
     <dc:date>2009-01-24T10:50:50.14</dc:date>
     <text:p text:style-name="P91"><text:span text:style-name="T24">image</text:span></text:p>
     <text:p text:style-name="P91"><text:span text:style-name="T24">Images/Help/sailingShip.wmf</text:span></text:p>
     <text:p text:style-name="P91"><text:span text:style-name="T24">Old sailing ship</text:span></text:p>
     <text:p text:style-name="P91"><text:span text:style-name="T24"/></text:p>
    </office:annotation></text:p>
      <text:p text:style-name="hlp_5f_paragraph"/>
      <text:p text:style-name="hlp_5f_paragraph"><text:line-break/><text:line-break/>Finally an image<office:annotation>
     <dc:creator>Bernard Marcelly</dc:creator>
     <dc:date>2009-01-24T20:53:22.14</dc:date>
     <text:p text:style-name="P91"><text:span text:style-name="T24">imageOOo</text:span></text:p>
     <text:p text:style-name="P91"><text:span text:style-name="T24">sd/res/get1obj.png</text:span></text:p>
    </office:annotation> from OpenOffice resources</text:p>
      <text:p text:style-name="hlp_5f_page">Page10 : Creating the Help tree</text:p>
      <text:list xml:id="list31744737" text:continue-list="list3172831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42" meta:word-count="13365" meta:character-count="8279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ster/", "https://raw.githubusercontent.com/peter88213/yw-cnv/master/dist/")
  endUpdateInformation
  
endDescription  


beginAnnexes 
  useLibrary("Python", "yw-cnv/")


endAnnexes

beginAddonUI


  beginOfficeMenuBarMerging  

    beginMergeInstruction("Writer")
    
      setMergePoint(".uno:PickList\.uno:Save", "AddBefore", "Ignore")
      
      beginMergeItems
      
        addSeparator
        
        beginMenu()

          beginTitles
	        setTitle("yWriter Import/Export")
          endTitles
		  
          beginMenuItems

			beginCommand
	            beginTitles()
			 	    setTitle("Import from yWriter", "en")
			        setTitle("Von yWriter importieren", "de")
	            endTitles
	            setURL("Python", "yw-cnv/openyw.py", "import_yw")
			endCommand

			beginCommand
	            beginTitles()
			 	    setTitle("Import from yWriter for proof reading", "en")
			        setTitle("Von yWriter zum Korrekturlesen importieren", "de")
	            endTitles
	            setURL("Python", "yw-cnv/openyw.py", "proof_yw")
			endCommand
			
        	addSeparator

			beginCommand
	            beginTitles()
			 	    setTitle("Export to yWriter", "en")
			        setTitle("Zu yWriter exportieren", "de")
	            endTitles
	            setURL("Python", "yw-cnv/saveyw.py", "export_yw")
			endCommand
        
          endMenuItems
        endMenu

        addSeparator

      endMergeItems
      
    endMergeInstruction

  endOfficeMenuBarMerging



  beginAddonMenu

    beginMenu
      beginTitles
	    setTitle("yWriter", "en")
        setTitle("yWriter", "de")
      endTitles

      beginMenuItems
   
		beginCommand
            beginTitles("Writer")
		 	    setTitle("Import from yWriter", "en")
		        setTitle("von yWriter importieren", "de")
            endTitles
            setURL("Python", "yw-cnv/openyw.py", "import_yw")

		endCommand
		
		beginCommand
            beginTitles("Writer")
		 	    setTitle("Import from yWriter for proof reading", "en")
		        setTitle("von yWriter zum Korrekturlesen importieren", "de")
            endTitles
            setURL("Python", "yw-cnv/openyw.py", "proof_yw")

		endCommand
		
		beginCommand
            beginTitles("Writer")
		 	    setTitle("Export to yWriter", "en")
		        setTitle("Nach yWriter exportieren", "de")
            endTitles
            setURL("Python", "yw-cnv/saveyw.py", "export_yw")

		endCommand

		beginCommand
            beginTitles("Calc")
		 	    setTitle("Import from yWriter", "en")
		        setTitle("von yWriter importieren", "de")
            endTitles
            setURL("Python", "yw-cnv/openyw.py", "import_yw")

		endCommand
		
		beginCommand
            beginTitles("Calc")
		 	    setTitle("Export to yWriter", "en")
		        setTitle("Nach yWriter exportieren", "de")
            endTitles
            setURL("Python", "yw-cnv/saveyw.py", "export_y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